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45in" style:contextual-spacing="false" fo:line-height="100%" fo:text-align="end" style:justify-single-word="false"/>
      <style:text-properties fo:font-variant="normal" fo:text-transform="none" style:use-window-font-color="true" loext:opacity="0%" style:font-name="Liberation Sans" fo:font-size="14pt" fo:letter-spacing="normal" fo:language="fr" fo:country="FR" fo:font-weight="bold" officeooo:paragraph-rsid="0021d236" style:font-name-asian="Times New Roman" style:font-size-asian="14pt" style:font-weight-asian="bold" style:font-name-complex="Liberation Sans" style:font-size-complex="21pt" style:font-style-complex="normal" style:font-weight-complex="normal"/>
    </style:style>
    <style:style style:name="P2" style:family="paragraph" style:parent-style-name="Standard">
      <style:paragraph-properties fo:margin-top="0.1154in" fo:margin-bottom="0.1154in" style:contextual-spacing="false" fo:line-height="100%" fo:text-align="end" style:justify-single-word="false"/>
      <style:text-properties style:font-name="Liberation Sans" fo:font-size="12pt" fo:language="fr" fo:country="FR" officeooo:paragraph-rsid="0021d236" style:font-name-asian="Times New Roman" style:font-size-asian="12pt" style:font-name-complex="Liberation Sans" style:font-size-complex="12pt"/>
    </style:style>
    <style:style style:name="P3" style:family="paragraph" style:parent-style-name="Standard">
      <style:paragraph-properties fo:margin-top="0.1154in" fo:margin-bottom="0.1154in" style:contextual-spacing="false" fo:line-height="100%" fo:text-align="end" style:justify-single-word="false"/>
      <style:text-properties officeooo:paragraph-rsid="0021d236"/>
    </style:style>
    <style:style style:name="P4" style:family="paragraph" style:parent-style-name="Heading_20_2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Horizontal_20_Line">
      <style:paragraph-properties fo:text-align="end" style:justify-single-word="false"/>
      <style:text-properties style:font-name="Liberation Sans" style:font-name-complex="Liberation Sans"/>
    </style:style>
    <style:style style:name="P7" style:family="paragraph" style:parent-style-name="Text_20_body">
      <style:paragraph-properties fo:text-align="end" style:justify-single-word="false"/>
      <style:text-properties officeooo:paragraph-rsid="001de299"/>
    </style:style>
    <style:style style:name="P8" style:family="paragraph" style:parent-style-name="Text_20_body">
      <style:paragraph-properties fo:text-align="end" style:justify-single-word="false"/>
      <style:text-properties style:font-name="Liberation Sans" officeooo:paragraph-rsid="001de299" style:font-name-complex="Liberation Sans"/>
    </style:style>
    <style:style style:name="P9" style:family="paragraph" style:parent-style-name="Text_20_body">
      <style:paragraph-properties fo:text-align="end" style:justify-single-word="false"/>
      <style:text-properties officeooo:paragraph-rsid="001ed167"/>
    </style:style>
    <style:style style:name="P10" style:family="paragraph" style:parent-style-name="Text_20_body">
      <style:paragraph-properties fo:text-align="end" style:justify-single-word="false"/>
      <style:text-properties style:font-name="Liberation Sans" officeooo:paragraph-rsid="001ed167" style:font-name-complex="Liberation Sans"/>
    </style:style>
    <style:style style:name="P11" style:family="paragraph" style:parent-style-name="Text_20_body">
      <style:paragraph-properties fo:text-align="end" style:justify-single-word="false"/>
      <style:text-properties style:font-name="Liberation Sans" officeooo:paragraph-rsid="0021d236" style:font-name-complex="Liberation Sans"/>
    </style:style>
    <style:style style:name="P12" style:family="paragraph" style:parent-style-name="Text_20_body">
      <style:paragraph-properties fo:text-align="end" style:justify-single-word="false"/>
      <style:text-properties style:use-window-font-color="true" loext:opacity="0%" style:font-name="Liberation Sans" fo:font-size="12pt" officeooo:paragraph-rsid="001ed167" style:font-size-asian="12pt" style:font-name-complex="Liberation Sans" style:font-size-complex="12pt"/>
    </style:style>
    <style:style style:name="P13" style:family="paragraph" style:parent-style-name="Text_20_body">
      <style:paragraph-properties fo:text-align="end" style:justify-single-word="false"/>
      <style:text-properties style:font-name="Liberation Sans" style:font-name-complex="Liberation Sans"/>
    </style:style>
    <style:style style:name="P14" style:family="paragraph" style:parent-style-name="Text_20_body">
      <style:paragraph-properties fo:text-align="end" style:justify-single-word="false"/>
      <style:text-properties officeooo:paragraph-rsid="001f0950"/>
    </style:style>
    <style:style style:name="P15" style:family="paragraph" style:parent-style-name="Text_20_body">
      <style:paragraph-properties fo:text-align="end" style:justify-single-word="false"/>
      <style:text-properties style:font-name="Liberation Sans" officeooo:paragraph-rsid="001f0950" style:font-name-complex="Liberation Sans"/>
    </style:style>
    <style:style style:name="P16" style:family="paragraph" style:parent-style-name="Text_20_body">
      <style:paragraph-properties fo:text-align="end" style:justify-single-word="false"/>
      <style:text-properties officeooo:paragraph-rsid="0023d722"/>
    </style:style>
    <style:style style:name="P17" style:family="paragraph" style:parent-style-name="Horizontal_20_Line">
      <style:paragraph-properties fo:text-align="end" style:justify-single-word="false"/>
      <style:text-properties style:use-window-font-color="true" loext:opacity="0%" style:font-name="Liberation Sans" style:font-name-complex="Liberation Sans"/>
    </style:style>
    <style:style style:name="P18" style:family="paragraph" style:parent-style-name="Text_20_body">
      <style:paragraph-properties fo:margin-top="0in" fo:margin-bottom="0in" style:contextual-spacing="false" fo:text-align="end" style:justify-single-word="false"/>
      <style:text-properties style:font-name="Liberation Sans" officeooo:paragraph-rsid="001f0950" style:font-name-complex="Liberation Sans"/>
    </style:style>
    <style:style style:name="P19" style:family="paragraph" style:parent-style-name="Standard">
      <style:paragraph-properties fo:text-align="end" style:justify-single-word="false"/>
      <style:text-properties style:font-name="Liberation Sans" style:font-name-complex="Liberation Sans"/>
    </style:style>
    <style:style style:name="T1" style:family="text">
      <style:text-properties style:font-name="Liberation Sans" fo:font-size="12pt" fo:language="fr" fo:country="FR" style:font-name-asian="Times New Roman" style:font-size-asian="12pt" style:font-name-complex="Liberation Sans" style:font-size-complex="12pt"/>
    </style:style>
    <style:style style:name="T2" style:family="text">
      <style:text-properties fo:font-variant="normal" fo:text-transform="none" style:use-window-font-color="true" loext:opacity="0%" style:font-name="Liberation Sans" fo:font-size="12pt" fo:letter-spacing="normal" fo:language="fr" fo:country="FR" style:font-name-asian="Times New Roman" style:font-size-asian="12pt" style:font-name-complex="Liberation Sans" style:font-size-complex="12pt" style:font-style-complex="normal" style:font-weight-complex="normal"/>
    </style:style>
    <style:style style:name="T3" style:family="text">
      <style:text-properties style:font-name="Liberation Sans" fo:font-size="12pt" fo:language="fr" fo:country="FR" fo:background-color="transparent" loext:char-shading-value="0" style:font-size-asian="12pt" style:font-name-complex="Liberation Sans" style:font-size-complex="12pt"/>
    </style:style>
    <style:style style:name="T4" style:family="text">
      <style:text-properties fo:font-variant="normal" fo:text-transform="none" style:use-window-font-color="true" loext:opacity="0%" style:font-name="Liberation Sans" fo:font-size="12pt" fo:letter-spacing="normal" fo:language="fr" fo:country="FR" fo:background-color="transparent" loext:char-shading-value="0" style:font-size-asian="12pt" style:font-name-complex="Liberation Sans" style:font-size-complex="12pt" style:font-style-complex="normal" style:font-weight-complex="normal"/>
    </style:style>
    <style:style style:name="T5" style:family="text">
      <style:text-properties style:font-name="Liberation Sans" style:font-name-complex="Liberation Sans"/>
    </style:style>
    <style:style style:name="T6" style:family="text">
      <style:text-properties officeooo:rsid="001ed167"/>
    </style:style>
    <style:style style:name="T7" style:family="text">
      <style:text-properties fo:font-variant="normal" fo:text-transform="none" fo:color="#cccccc" loext:opacity="100%" fo:letter-spacing="normal"/>
    </style:style>
    <style:style style:name="T8" style:family="text">
      <style:text-properties fo:font-variant="normal" fo:text-transform="none" style:use-window-font-color="true" loext:opacity="0%" fo:font-size="12pt" fo:letter-spacing="normal" style:font-size-asian="12pt" style:font-size-complex="12pt" style:font-style-complex="normal" style:font-weight-complex="normal"/>
    </style:style>
    <style:style style:name="T9" style:family="text">
      <style:text-properties fo:font-variant="normal" fo:text-transform="none" style:use-window-font-color="true" loext:opacity="0%" fo:font-size="12pt" fo:letter-spacing="normal" fo:font-style="normal" fo:font-weight="normal" style:font-size-asian="12pt" style:font-size-complex="12pt"/>
    </style:style>
    <style:style style:name="T10" style:family="text">
      <style:text-properties style:use-window-font-color="true" loext:opacity="0%" fo:font-size="12pt" style:font-size-asian="12pt" style:font-size-complex="12pt"/>
    </style:style>
    <style:style style:name="T11" style:family="text">
      <style:text-properties fo:font-variant="normal" fo:text-transform="none" fo:letter-spacing="normal"/>
    </style:style>
    <style:style style:name="T12" style:family="text">
      <style:text-properties fo:font-variant="normal" fo:text-transform="none" fo:letter-spacing="normal" style:font-style-complex="normal" style:font-weight-complex="normal"/>
    </style:style>
    <style:style style:name="T13" style:family="text">
      <style:text-properties fo:font-variant="normal" fo:text-transform="none" style:use-window-font-color="true" loext:opacity="0%" style:font-name="Liberation Sans" fo:font-size="11pt" fo:letter-spacing="normal" fo:font-weight="bold" style:font-size-asian="11pt" style:font-weight-asian="bold" style:font-name-complex="Liberation Sans" style:font-size-complex="11pt" style:font-style-complex="normal" style:font-weight-complex="bold"/>
    </style:style>
    <style:style style:name="T14" style:family="text">
      <style:text-properties fo:font-variant="normal" fo:text-transform="none" style:use-window-font-color="true" loext:opacity="0%" fo:font-size="11pt" fo:letter-spacing="normal" style:font-size-asian="11pt" style:font-size-complex="11pt" style:font-style-complex="normal" style:font-weight-complex="normal"/>
    </style:style>
    <style:style style:name="T15" style:family="text">
      <style:text-properties fo:font-variant="normal" fo:text-transform="none" style:use-window-font-color="true" loext:opacity="0%" style:font-name="Liberation Sans" fo:letter-spacing="normal" fo:font-weight="bold" style:font-weight-asian="bold" style:font-name-complex="Liberation Sans" style:font-size-complex="12pt" style:font-style-complex="normal" style:font-weight-complex="bold"/>
    </style:style>
    <style:style style:name="T16" style:family="text">
      <style:text-properties fo:font-variant="normal" fo:text-transform="none" style:use-window-font-color="true" loext:opacity="0%" style:font-name="Liberation Sans" fo:letter-spacing="normal" style:font-name-complex="Liberation Sans" style:font-size-complex="12pt" style:font-style-complex="normal" style:font-weight-complex="normal"/>
    </style:style>
    <style:style style:name="T17" style:family="text">
      <style:text-properties fo:font-variant="normal" fo:text-transform="none" style:use-window-font-color="true" loext:opacity="0%" style:font-name="Liberation Sans" fo:letter-spacing="normal" style:font-name-complex="Liberation Sans"/>
    </style:style>
    <style:style style:name="T18" style:family="text">
      <style:text-properties style:use-window-font-color="true" loext:opacity="0%" style:font-name="Liberation Sans" style:font-name-complex="Liberation Sans"/>
    </style:style>
    <style:style style:name="T19" style:family="text">
      <style:text-properties fo:font-variant="normal" fo:text-transform="none" style:use-window-font-color="true" loext:opacity="0%" style:font-name="Liberation Sans" fo:font-size="12pt" fo:letter-spacing="normal" fo:font-style="normal" fo:font-weight="normal" style:font-name-complex="Liberation Sans"/>
    </style:style>
    <style:style style:name="T20" style:family="text">
      <style:text-properties fo:font-variant="normal" fo:text-transform="none" style:use-window-font-color="true" loext:opacity="0%" style:font-name="Liberation Sans" fo:font-size="12pt" fo:letter-spacing="normal" fo:font-style="normal" fo:font-weight="normal" officeooo:rsid="001f0950" style:font-name-complex="Liberation Sans" style:font-size-complex="12pt" style:font-style-complex="normal"/>
    </style:style>
    <style:style style:name="T21" style:family="text">
      <style:text-properties fo:font-variant="normal" fo:text-transform="none" style:use-window-font-color="true" loext:opacity="0%" style:font-name="Liberation Sans" fo:font-size="12pt" fo:letter-spacing="normal" fo:font-style="normal" fo:font-weight="normal" style:font-name-complex="Liberation Sans" style:font-size-complex="12pt" style:font-style-complex="normal"/>
    </style:style>
    <style:style style:name="T22" style:family="text">
      <style:text-properties style:use-window-font-color="true" loext:opacity="0%" style:font-name="Liberation Sans" fo:font-weight="normal" style:font-weight-asian="normal" style:font-name-complex="Liberation Sans" style:font-weight-complex="normal"/>
    </style:style>
    <style:style style:name="T23" style:family="text">
      <style:text-properties fo:font-variant="normal" fo:text-transform="none" style:use-window-font-color="true" loext:opacity="0%" style:font-name="Liberation Sans" fo:letter-spacing="normal" fo:font-weight="normal" style:font-weight-asian="normal" style:font-name-complex="Liberation Sans" style:font-weight-complex="normal"/>
    </style:style>
    <style:style style:name="T24" style:family="text">
      <style:text-properties fo:font-variant="normal" fo:text-transform="none" style:use-window-font-color="true" loext:opacity="0%" style:font-name="Liberation Sans" fo:letter-spacing="normal" fo:font-weight="normal" style:font-weight-asian="normal" style:font-name-complex="Liberation Sans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سريدي محمد بشير</text:p>
      <text:p text:style-name="P2"><text:s/>seridi.mohammed.bachir@gmail.com</text:p>
      <text:p text:style-name="P3"><text:a xlink:type="simple" xlink:href="https://sm-bachir.netlify.app/" text:style-name="Internet_20_link" text:visited-style-name="Visited_20_Internet_20_Link"><text:span text:style-name="Internet_20_link"><text:span text:style-name="T1">https://sm-bachir.netlify.app/</text:span></text:span></text:a><text:span text:style-name="Internet_20_link"><text:span text:style-name="T1"> ; </text:span></text:span><text:span text:style-name="Internet_20_link"><text:span text:style-name="T2">ملف شخصي</text:span></text:span></text:p>
      <text:p text:style-name="P3"><text:span text:style-name="Strong_20_Emphasis"><text:span text:style-name="T1"><text:s/></text:span></text:span><text:a xlink:type="simple" xlink:href="http://www.linkedin.com/in/seridi-mohammed-bachir" text:style-name="Internet_20_link" text:visited-style-name="Visited_20_Internet_20_Link"><text:span text:style-name="Internet_20_link"><text:span text:style-name="T3">www.linkedin.com/in/seridi-mohammed-bachir</text:span></text:span></text:a><text:span text:style-name="Internet_20_link"><text:span text:style-name="T3"> : </text:span></text:span><text:span text:style-name="Internet_20_link"><text:span text:style-name="T4">لينكدإن</text:span></text:span></text:p>
      <text:h text:style-name="P4" text:outline-level="2"><text:span text:style-name="Strong_20_Emphasis"><text:span text:style-name="T5">الملخّص المهني</text:span></text:span></text:h>
      <text:p text:style-name="P5"><text:span text:style-name="T5">محترف متعدّد اللغات وشغوف بالتكنولوجيا، يجمع بين شهادة </text:span><text:span text:style-name="Emphasis"><text:span text:style-name="T5">ماستر في تعليم اللغة الفرنسية للناطقين بغيرها (FLE)</text:span></text:span><text:span text:style-name="T5"> ومهارات في التواصل، وإدارة المحتوى، والتقنيات الرقمية. فضولي وقابل للتكيّف، قادر على العمل في بيئات دولية ومتعدّدة الثقافات ورقمية.</text:span></text:p>
      <text:p text:style-name="P6"/>
      <text:h text:style-name="P4" text:outline-level="2"><text:span text:style-name="Strong_20_Emphasis"><text:span text:style-name="T5">الخبرة المهنية</text:span></text:span></text:h>
      <text:p text:style-name="P7"><text:span text:style-name="Strong_20_Emphasis"><text:span text:style-name="T5">عامل مناولة</text:span></text:span><text:span text:style-name="T5"><text:line-break/>عمر بن عمر – الجزائر صيف2021</text:span></text:p>
      <text:p text:style-name="P8">العمل بروح الفريق، احترام الآجال، والالتزام بتعليمات السلامة -</text:p>
      <text:p text:style-name="P9"><text:span text:style-name="Strong_20_Emphasis"><text:span text:style-name="T5">مالك ومدير ، الجزائر يونيو 2022 – مايو 2023 – SkyPhone</text:span></text:span><text:span text:style-name="T5"><text:line-break/> تقديم خدمة زبائن ممتازة من خلال استشارات مخصّصة ودعم ما بعد البيع -</text:span></text:p>
      <text:p text:style-name="P10">تطوير وتنفيذ استراتيجيات التسويق، مما ساهم في زيادة ولاء الزبائن عبر العروض الترويجية على شبكات -</text:p>
      <text:p text:style-name="P10"><text:s/>التواصل الاجتماعي وفي المتجر</text:p>
      <text:p text:style-name="P9"><text:span text:style-name="Strong_20_Emphasis"><text:span text:style-name="T5">عمل حر (Freelance) – سبتمبر 2024</text:span></text:span></text:p>
      <text:p text:style-name="P10"><text:s/>إنشاء موقع بورتفوليو شخصي باستخدام -</text:p>
      <text:p text:style-name="P11"><text:s/><text:span text:style-name="T6">github</text:span>المشاركة في مشاريع مفتوحة المصدر على GitHub -</text:p>
      <text:p text:style-name="P11"><text:s/><text:span text:style-name="T7">• </text:span><text:span text:style-name="T8">عمل كمترجم ومترجم غير رسمي للعملاء الأجانب</text:span><text:span text:style-name="T9">. - </text:span></text:p>
      <text:p text:style-name="P11"><text:span text:style-name="T8">ساعد في حل سوء الفهم من خلال العمل كجسر للتواصل بين الأطراف</text:span><text:span text:style-name="T9"> </text:span><text:span text:style-name="T10">-</text:span></text:p>
      <text:p text:style-name="P6"/>
      <text:h text:style-name="P4" text:outline-level="2"><text:span text:style-name="Strong_20_Emphasis"><text:span text:style-name="T5">التعليم / التعلّم</text:span></text:span><text:span text:style-name="T5"> </text:span></text:h>
      <text:p text:style-name="P10">تعلّم ذاتي – تطوير الويب والبرمجة (منذ 2022) -</text:p>
      <text:p text:style-name="P12"><text:span text:style-name="T11"><text:s/></text:span><text:span text:style-name="T12"><text:s/>درجة الماجستير في اللغة الفرنسية كلغة أجنبية -</text:span></text:p>
      <text:p text:style-name="P6"/>
      <text:h text:style-name="P4" text:outline-level="2"><text:soft-page-break/><text:span text:style-name="Strong_20_Emphasis"><text:span text:style-name="T5">المشاريع والإنجازات</text:span></text:span></text:h>
      <text:p text:style-name="P5"><text:span text:style-name="Strong_20_Emphasis"><text:span text:style-name="T13">مرسل بريد إلكتروني مصغّر -</text:span></text:span></text:p>
      <text:p text:style-name="P13"><text:span text:style-name="T14">هذا المشروع يُؤتمت عملية إرسال البريد الإلكتروني مع مراعاة القواعد والسلوكيات السليمة لتحقيق أفضل نسبة وصول</text:span></text:p>
      <text:p text:style-name="P14"><text:span text:style-name="Strong_20_Emphasis"><text:span text:style-name="T5"><text:s/>(Python) سكربت لإدارة الملفات</text:span></text:span></text:p>
      <text:p text:style-name="P15"><text:s/>تطوير سكربت بايثون لأتمتة تنظيم الملفات، مع إضافة وظائف للتشفير وفكّ التشفير وإدارة المفاتيح بشكل آمن</text:p>
      <text:p text:style-name="P5"><text:span text:style-name="Strong_20_Emphasis"><text:span text:style-name="T15">محفظة أعمال شخصية</text:span></text:span><text:span text:style-name="T5"><text:line-break/> </text:span><text:span text:style-name="T16">أنشأت موقع ويب شخصي لتعزيز انتشاري وتوافري للجمهور العام</text:span></text:p>
      <text:p text:style-name="P6"/>
      <text:h text:style-name="P4" text:outline-level="2"><text:span text:style-name="Strong_20_Emphasis"><text:span text:style-name="T5">المهارات التقنية</text:span></text:span></text:h>
      <text:p text:style-name="P16"><text:span text:style-name="Strong_20_Emphasis"><text:span text:style-name="T17"><text:s/></text:span></text:span><text:span text:style-name="Strong_20_Emphasis"><text:span text:style-name="T16">إنشاء مواقع ويب بسيطة وإدارة المحتوى -</text:span></text:span><text:span text:style-name="Strong_20_Emphasis"><text:span text:style-name="T18"><text:line-break/></text:span></text:span><text:span text:style-name="Strong_20_Emphasis"><text:span text:style-name="T19"> HTML</text:span></text:span><text:span text:style-name="Strong_20_Emphasis"><text:span text:style-name="T16">، </text:span></text:span><text:span text:style-name="Strong_20_Emphasis"><text:span text:style-name="T19">CSS</text:span></text:span><text:span text:style-name="Strong_20_Emphasis"><text:span text:style-name="T16">، </text:span></text:span><text:span text:style-name="Strong_20_Emphasis"><text:span text:style-name="T19">JavaScript </text:span></text:span><text:span text:style-name="Strong_20_Emphasis"><text:span text:style-name="T16">و </text:span></text:span><text:span text:style-name="Strong_20_Emphasis"><text:span text:style-name="T19">Python :</text:span></text:span><text:span text:style-name="Strong_20_Emphasis"><text:span text:style-name="T17"> </text:span></text:span><text:span text:style-name="Strong_20_Emphasis"><text:span text:style-name="T16">إتقان جيد للغات</text:span></text:span><text:span text:style-name="Strong_20_Emphasis"><text:span text:style-name="T18"><text:line-break/></text:span></text:span><text:span text:style-name="Strong_20_Emphasis"><text:span text:style-name="T20">(</text:span></text:span><text:span text:style-name="Strong_20_Emphasis"><text:span text:style-name="T21">Svelte</text:span></text:span><text:span text:style-name="Strong_20_Emphasis"><text:span text:style-name="T16">، </text:span></text:span><text:span text:style-name="Strong_20_Emphasis"><text:span text:style-name="T21">Next.js</text:span></text:span><text:span text:style-name="Strong_20_Emphasis"><text:span text:style-name="T16">، </text:span></text:span><text:span text:style-name="Strong_20_Emphasis"><text:span text:style-name="T21">Astro</text:span></text:span><text:span text:style-name="Strong_20_Emphasis"><text:span text:style-name="T16">، إلخ</text:span></text:span><text:span text:style-name="Strong_20_Emphasis"><text:span text:style-name="T21">)</text:span></text:span><text:span text:style-name="Strong_20_Emphasis"><text:span text:style-name="T17"> </text:span></text:span><text:span text:style-name="Strong_20_Emphasis"><text:span text:style-name="T16">معرفة عملية بأدوات وأطر العمل الحديثة -</text:span></text:span><text:span text:style-name="Strong_20_Emphasis"><text:span text:style-name="T18"><text:line-break/></text:span></text:span><text:span text:style-name="Strong_20_Emphasis"><text:span text:style-name="T17"> </text:span></text:span><text:span text:style-name="Strong_20_Emphasis"><text:span text:style-name="T16">أساسيات في إدارة قواعد البيانات </text:span></text:span><text:span text:style-name="Strong_20_Emphasis"><text:span text:style-name="T19">(SQL / PostgreSQL) -</text:span></text:span><text:span text:style-name="Strong_20_Emphasis"><text:span text:style-name="T22"><text:line-break/></text:span></text:span><text:span text:style-name="Strong_20_Emphasis"><text:span text:style-name="T23"> </text:span></text:span><text:span text:style-name="Strong_20_Emphasis"><text:span text:style-name="T24">القدرة على التعلم السريع للتكنولوجيات الجديدة</text:span></text:span><text:span text:style-name="Strong_20_Emphasis"><text:span text:style-name="T22"> -</text:span></text:span></text:p>
      <text:p text:style-name="P17"/>
      <text:h text:style-name="P4" text:outline-level="2"><text:span text:style-name="Strong_20_Emphasis"><text:span text:style-name="T5">اللغات</text:span></text:span></text:h>
      <text:p text:style-name="P18"><text:s/>العربية: اللغة الأم -<text:line-break/> الفرنسية: متقن -</text:p>
      <text:p text:style-name="P18">الإنجليزية: متقن -<text:line-break/> الإسبانية: متوسط -</text:p>
      <text:p text:style-name="P18"/>
      <text:p text:style-name="P6"/>
      <text:h text:style-name="P4" text:outline-level="2"><text:span text:style-name="Strong_20_Emphasis"><text:span text:style-name="T5">الاهتمامات</text:span></text:span><text:span text:style-name="T5"> </text:span></text:h>
      <text:p text:style-name="P15">استكشاف التقنيات الحديثة والناشئة - </text:p>
      <text:p text:style-name="P15">تنفيذ مشاريع شخصية لتطوير وتحسين مهاراتي التقنية. -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5T17:37:10.834732180</meta:creation-date>
    <dc:date>2025-11-25T18:18:45.417057503</dc:date>
    <meta:editing-duration>PT7M50S</meta:editing-duration>
    <meta:editing-cycles>3</meta:editing-cycles>
    <meta:generator>LibreOffice/25.2.7.2$Linux_X86_64 LibreOffice_project/520$Build-2</meta:generator>
    <meta:document-statistic meta:table-count="0" meta:image-count="0" meta:object-count="0" meta:page-count="2" meta:paragraph-count="34" meta:word-count="296" meta:character-count="1911" meta:non-whitespace-character-count="1621"/>
  </office:meta>
</office:document-meta>
</file>